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@startuml<text:line-break/>interface NotificationServiceInterface {<text:line-break/> <text:s text:c="3"/>+ send(User, message : String ): void<text:line-break/>}<text:line-break/><text:line-break/>class SMSNotificationService implements NotificationServiceInterface {<text:line-break/> <text:s text:c="3"/>+ send(User, message: String): void<text:line-break/>}<text:line-break/><text:line-break/>class EMAILNotificationService implements NotificationServiceInterface {<text:line-break/> <text:s text:c="3"/>+ send(User, message: String): void<text:line-break/>}<text:line-break/><text:line-break/>class NotificationPreference {<text:line-break/> <text:s text:c="3"/>- id : UUID<text:line-break/> <text:s text:c="3"/>- event : EventTriggersNotification<text:line-break/> <text:s text:c="3"/>- user : User<text:line-break/> <text:s text:c="3"/>- channel : String<text:line-break/>}<text:line-break/><text:line-break/>class User {<text:line-break/> <text:s text:c="3"/>- id: UUID<text:line-break/> <text:s text:c="3"/>- createdAt : DateTime<text:line-break/> <text:s text:c="3"/>- updatedAt : DateTime<text:line-break/> <text:s text:c="3"/>- location : Location<text:line-break/> <text:s text:c="3"/>- currentLocation : Location<text:line-break/> <text:s text:c="3"/>- profilePhoto: Photo<text:line-break/> <text:s text:c="3"/>- username: String<text:line-break/> <text:s text:c="3"/>- email: String<text:line-break/> <text:s text:c="3"/>- role :String<text:line-break/> <text:s text:c="3"/>- password : String<text:line-break/> <text:s text:c="3"/>+ postNewWalk(Walk)<text:line-break/> <text:s text:c="3"/>+ getCreatedWalks() : List &lt;Walk&gt;<text:line-break/> <text:s text:c="3"/>+ setRequestedLocation(Location)<text:line-break/> <text:s text:c="3"/>+ setNotificationPreference(Collection &lt;NotificationPreference&gt;) : void<text:line-break/> <text:s text:c="3"/>+ participateInWalk(walk: Walk): void<text:line-break/> <text:s text:c="3"/>+ orderPhotoAlbum(selectedPhotos: Collection&lt;Photo&gt;): PhotoAlbum<text:line-break/> <text:s text:c="3"/>+ getParticipatedWalks(): Collection&lt;Walk&gt;<text:line-break/>}<text:line-break/><text:line-break/>class Location {<text:line-break/> <text:s text:c="3"/>- id: UUID<text:line-break/> <text:s text:c="3"/>- createdAt : DateTime<text:line-break/> <text:s text:c="3"/>- updatedAt : DateTime<text:line-break/> <text:s text:c="3"/>- zipcode : String<text:line-break/> <text:s text:c="3"/>- longitude : double<text:line-break/> <text:s text:c="3"/>- latitude : double<text:line-break/> <text:s text:c="3"/>- city : String<text:line-break/> <text:s text:c="3"/>- label : String<text:line-break/><text:soft-page-break/> <text:s text:c="3"/>- isCustomLocation : bool<text:line-break/>}<text:line-break/><text:line-break/>class Park {<text:line-break/> <text:s text:c="3"/>- id : UUID<text:line-break/> <text:s text:c="3"/>- createdAt : DateTime<text:line-break/> <text:s text:c="3"/>- location: Location<text:line-break/> <text:s text:c="3"/>- name : String<text:line-break/> <text:s text:c="3"/>+ getLocation() : Location<text:line-break/>}<text:line-break/><text:line-break/>class Walk { <text:line-break/> <text:s text:c="3"/>- id: UUID<text:line-break/> <text:s text:c="3"/>- createdAt : DateTime<text:line-break/> <text:s text:c="3"/>- updatedAt : DateTime<text:line-break/> <text:s text:c="3"/>- creator: User<text:line-break/> <text:s text:c="3"/>- park : Park<text:line-break/> <text:s text:c="3"/>- customLocation : Location<text:line-break/> <text:s text:c="3"/>- mainPhoto: Photo<text:line-break/> <text:s text:c="3"/>- participants: Collection&lt;User&gt;<text:line-break/> <text:s text:c="3"/>- title: String<text:line-break/> <text:s text:c="3"/>- description: String<text:line-break/> <text:s text:c="3"/>- theme : String<text:line-break/> <text:s text:c="3"/>- datetime: DateTime<text:line-break/> <text:s text:c="3"/>- maxParticipants: int<text:line-break/> <text:s text:c="3"/>+ getLocation : Park or Location<text:line-break/> <text:s text:c="3"/>+ getMainPhoto(): Photo<text:line-break/> <text:s text:c="3"/>+ getFeedback(): Feedback<text:line-break/> <text:s text:c="3"/>+ addParticipant(user: User): void<text:line-break/> <text:s text:c="3"/>+ removeParticipant() : void<text:line-break/> <text:s text:c="3"/>+ getMaxParticipants() : int<text:line-break/> <text:s text:c="3"/>+ setChat() : void<text:line-break/> <text:s text:c="3"/>+ getChat() : Chat<text:line-break/> <text:s text:c="3"/>+ getParticipants() : Collection &lt;User&gt;<text:line-break/> <text:s text:c="3"/>+ isFull(): boolean<text:line-break/>} <text:line-break/><text:line-break/>class Photo {<text:line-break/> <text:s text:c="3"/>- id: UUID<text:line-break/> <text:s text:c="3"/>- createdAt : DateTime<text:line-break/> <text:s text:c="3"/>- updatedAt : DateTime<text:line-break/> <text:s text:c="3"/>- posted_by : User<text:line-break/> <text:s text:c="3"/>- filePath : String<text:line-break/> <text:s text:c="3"/>- createdAt: DateTimeImmutable<text:line-break/>}<text:line-break/><text:line-break/>class Feedback {<text:line-break/> <text:s text:c="3"/>- id: int<text:line-break/> <text:s text:c="3"/>- creator: User<text:line-break/> <text:s text:c="3"/>- photos: Collection&lt;Photo&gt;<text:line-break/> <text:s text:c="3"/>- walk : Walk<text:line-break/> <text:s text:c="3"/>- text: string<text:line-break/><text:soft-page-break/> <text:s text:c="3"/>+ getPhotos(): Collection&lt;Photo&gt;<text:line-break/> <text:s text:c="3"/>+ getWalk(): Walk<text:line-break/>}<text:line-break/><text:line-break/>class Chat {<text:line-break/> <text:s text:c="3"/>- id: UUID<text:line-break/> <text:s text:c="3"/>- walk : Walk<text:line-break/> <text:s text:c="3"/>- createdAt : DateTime<text:line-break/> <text:s text:c="3"/>+ addMessage(message: Message ): void<text:line-break/> <text:s text:c="3"/>+ deleteMessage(Message) <text:line-break/> <text:s text:c="3"/>+ getMessages() : Collection &lt;Message&gt;<text:line-break/> <text:s text:c="3"/>+ deleteChat()<text:line-break/>}<text:line-break/><text:line-break/>class Message {<text:line-break/> <text:s text:c="3"/>- id: UUID<text:line-break/> <text:s text:c="3"/>- chat : Chat<text:line-break/> <text:s text:c="3"/>- sender: User<text:line-break/> <text:s text:c="3"/>- text: String<text:line-break/> <text:s text:c="3"/>- createdAt: DateTime<text:line-break/>}<text:line-break/><text:line-break/>class PhotoAlbum {<text:line-break/> <text:s text:c="3"/>- id: int<text:line-break/> <text:s text:c="3"/>- user: User<text:line-break/> <text:s text:c="3"/>- photos: Collection&lt;Photo&gt;<text:line-break/> <text:s text:c="3"/>+ getPhotos(): Collection&lt;Photo&gt;<text:line-break/>}<text:line-break/><text:line-break/>class EventTriggersNotification {<text:line-break/> <text:s text:c="2"/>- id:int<text:line-break/> <text:s text:c="2"/>- label : String<text:line-break/>}<text:line-break/><text:line-break/>class NotificationManager {<text:line-break/> <text:s text:c="3"/>- smsNotificationService: SMSNotificationService<text:line-break/> <text:s text:c="3"/>- emailNotificationService: EMAILNotificationService<text:line-break/> <text:s text:c="3"/>+ userHasRequestedNotification(User,string) : bool<text:line-break/> <text:s text:c="3"/>+ notify(User, string, string):void<text:line-break/>}<text:line-break/><text:line-break/>class WalkRelatedNotificationService {<text:line-break/> <text:s text:c="3"/>- notificationManager: NotificationManager<text:line-break/> <text:s text:c="3"/>+ getWalkParticipants (Walk) : Collection &lt;User&gt;<text:line-break/> <text:s text:c="3"/>+ notifyWalkParticipants(Walk,string)<text:line-break/>}<text:line-break/><text:line-break/>Walk --&gt; WalkRelatedNotificationService : triggers notification<text:line-break/>Message --&gt; WalkRelatedNotificationService : triggers notification<text:line-break/>Feedback --&gt; WalkRelatedNotificationService : triggers notification<text:line-break/>WalkRelatedNotificationService --&gt; NotificationManager : use<text:line-break/>NotificationManager --&gt; NotificationServiceInterface : use<text:line-break/><text:soft-page-break/><text:line-break/>NotificationPreference --&gt; EventTriggersNotification : use<text:line-break/><text:line-break/>Park --&gt; Location : located at<text:line-break/><text:line-break/>User --&gt; Walk : participates in<text:line-break/>User --&gt; NotificationPreference : askFor<text:line-break/>User --&gt; Walk : creates<text:line-break/>User --&gt; Photo : has profile<text:line-break/>User --&gt; Location : resides at <text:line-break/>User --&gt; Location : occasionalPreferences<text:line-break/>User --&gt; PhotoAlbum : can order<text:line-break/><text:line-break/>Walk --&gt; Photo : has MainPhoto<text:line-break/>Walk --&gt; Park : takes place at<text:line-break/>Walk --&gt; Chat : associated with<text:line-break/>Walk --&gt; User : has participants<text:line-break/>Walk --&gt; Location : takes place at<text:line-break/><text:line-break/>Feedback --&gt; User : posted by<text:line-break/>Feedback --&gt; Photo : contains<text:line-break/><text:line-break/>Chat --&gt; Message : contains<text:line-break/><text:line-break/>Message --&gt; User : sender<text:line-break/><text:line-break/>PhotoAlbum --&gt; Photo : includes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5T12:21:58.935000000</dc:date>
    <meta:editing-duration>PT3H33M43S</meta:editing-duration>
    <meta:editing-cycles>7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89" meta:character-count="4319" meta:non-whitespace-character-count="3328"/>
  </office:meta>
</office:document-meta>
</file>